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1f7943" officeooo:paragraph-rsid="001f7943" style:font-weight-asian="bold"/>
    </style:style>
    <style:style style:name="P8" style:family="paragraph" style:parent-style-name="Standard">
      <style:text-properties officeooo:rsid="001fe837" officeooo:paragraph-rsid="001fe837"/>
    </style:style>
    <style:style style:name="P9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14acc" style:font-weight-asian="bold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Great eye contact and body movement" form:value="Great eye contact and body movement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4" form:control-implementation="ooo:com.sun.star.form.component.ComboBox" xml:id="control5" form:id="control5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er Feedback Form</text:p>
      <text:p text:style-name="P2">CIS3250(L)</text:p>
      <text:p text:style-name="P2"/>
      <text:p text:style-name="Standard"><text:span text:style-name="T1">Your name Taj Ali</text:span></text:p>
      <text:p text:style-name="P3"><text:span text:style-name="T1">Presenters Name <text:s/>Lexie Webel<text:tab/><text:tab/><text:tab/>Date <text:s/></text:span><text:span text:style-name="T1"><draw:control text:anchor-type="as-char" draw:z-index="0" draw:style-name="gr1" draw:text-style-name="P9" svg:width="1.0606in" svg:height="0.2276in" draw:control="control1"/></text:span></text:p>
      <text:p text:style-name="Standard">Briefly describe what the presentation was about.</text:p>
      <text:p text:style-name="P7">Misdiagnoses in women and why you should never give up</text:p>
      <text:p text:style-name="Standard"/>
      <text:p text:style-name="Standard">What did the presenter do particularly well?</text:p>
      <text:p text:style-name="P8"><text:bookmark text:name="_GoBack"/><text:span text:style-name="T1">The introductory story about your mom was quite engaging </text:span><text:span text:style-name="T2">and greatly supported your topic</text:span></text:p>
      <text:p text:style-name="Standard"/>
      <text:p text:style-name="Standard">What areas could the presenter improve on?</text:p>
      <text:p text:style-name="P6">The speech was very good all around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3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9" svg:width="1.5087in" svg:height="0.2276in" draw:control="control2"/></text:p>
      <text:p text:style-name="P6">Very good volume</text:p>
      <text:p text:style-name="Standard">Speakers Poise and composure – including eye contact and body language</text:p>
      <text:p text:style-name="Standard"><draw:control text:anchor-type="as-char" draw:z-index="2" draw:style-name="gr2" draw:text-style-name="P9" svg:width="1.5087in" svg:height="0.2276in" draw:control="control3"/></text:p>
      <text:p text:style-name="Standard"><draw:control text:anchor-type="as-char" draw:z-index="3" draw:style-name="gr2" draw:text-style-name="P9" svg:width="3.3315in" svg:height="0.2276in" draw:control="control4"/> </text:p>
      <text:p text:style-name="Standard">Organization – structure of the speech</text:p>
      <text:p text:style-name="Standard"><text:soft-page-break/><draw:control text:anchor-type="as-char" draw:z-index="4" draw:style-name="gr2" draw:text-style-name="P9" svg:width="1.5087in" svg:height="0.2276in" draw:control="control5"/></text:p>
      <text:p text:style-name="P6">Good structure and flow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6</meta:editing-cycles>
    <meta:creation-date>2018-08-28T12:51:00</meta:creation-date>
    <dc:date>2019-04-26T17:20:57.918433277</dc:date>
    <meta:editing-duration>PT2H46M10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18" meta:character-count="767" meta:non-whitespace-character-count="658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